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21 </text:span><text:span text:style-name="T2"><text:tab/></text:span><text:span text:style-name="T3">Формула Гріна</text:span><text:span text:style-name="T2"> (звязок криволінійного і подвійного інтегралів).</text:span></text:p>
      <text:p text:style-name="mark"><text:span text:style-name="T2">Нехай замкнутий контур L обмежує область D. Тоді:</text:span></text:p>
      <text:p text:style-name="mark"><text:span text:style-name="T2"><draw:frame draw:style-name="fr1" draw:name="Object1" text:anchor-type="as-char" svg:y="-0.3217in" svg:width="3.0138in" svg:height="0.520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3">Формула Остроградського-Гаусса</text:span><text:span text:style-name="T2"> (звязок між потрійним і поверхневим інтегралом).</text:span></text:p>
      <text:p text:style-name="mark"><text:span text:style-name="T2">Нехай тіло V обмежене гладкою поверхнею S, функції </text:span><text:span text:style-name="T2"><draw:frame draw:style-name="fr1" draw:name="Object2" text:anchor-type="as-char" svg:y="-0.202in" svg:width="1.2992in" svg:height="0.266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</text:span><text:span text:style-name="T2"><draw:frame draw:style-name="fr1" draw:name="Object3" text:anchor-type="as-char" svg:y="-0.202in" svg:width="1.3102in" svg:height="0.266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, </text:span><text:span text:style-name="T2"><draw:frame draw:style-name="fr1" draw:name="Object4" text:anchor-type="as-char" svg:y="-0.202in" svg:width="1.2807in" svg:height="0.266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- неперервні в цій області разом із похідними. Тоді:</text:span></text:p>
      <text:p text:style-name="mark"><text:span text:style-name="T2"><draw:frame draw:style-name="fr1" draw:name="Object5" text:anchor-type="as-char" svg:y="-0.3217in" svg:width="5.002in" svg:height="0.520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mark"><text:span text:style-name="T3">Формула стокса</text:span><text:span text:style-name="T2">. Нехай в деякій області, в якій розташована поверхня S, яка натягнута на контур L, задані функції <text:s/></text:span><text:span text:style-name="T2"><draw:frame draw:style-name="fr1" draw:name="Object6" text:anchor-type="as-char" svg:y="-0.202in" svg:width="1.2992in" svg:height="0.266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</text:span><text:span text:style-name="T2"><draw:frame draw:style-name="fr1" draw:name="Object7" text:anchor-type="as-char" svg:y="-0.202in" svg:width="1.3102in" svg:height="0.266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, </text:span><text:span text:style-name="T2"><draw:frame draw:style-name="fr1" draw:name="Object8" text:anchor-type="as-char" svg:y="-0.202in" svg:width="1.2807in" svg:height="0.266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- неперервні в цій області разом із похідними. Тоді:</text:span></text:p>
      <text:p text:style-name="mark"><text:span text:style-name="T2"><draw:frame draw:style-name="fr1" draw:name="Object9" text:anchor-type="as-char" svg:y="-0.3217in" svg:width="6.6362in" svg:height="0.5209in" draw:z-index="8"><draw:object xlink:href="./Object 9" xlink:type="simple" xlink:show="embed" xlink:actuate="onLoad"/><draw:image xlink:href="./ObjectReplacements/Object 9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1T11:58:41</dc:date>
    <dc:creator>axel </dc:creator>
    <meta:editing-duration>PT10H41M39S</meta:editing-duration>
    <meta:editing-cycles>33</meta:editing-cycles>
    <meta:document-statistic meta:table-count="0" meta:image-count="0" meta:object-count="9" meta:page-count="1" meta:paragraph-count="8" meta:word-count="72" meta:character-count="482" meta:non-whitespace-character-count="404"/>
  </office:meta>
</office:document-meta>
</file>

<file path=Object 1/content.xml><?xml version="1.0" encoding="utf-8"?>
<math xmlns="http://www.w3.org/1998/Math/MathML">
  <semantics>
    <mrow>
      <mrow>
        <mrow>
          <mrow>
            <munder>
              <mo stretchy="false">∮</mo>
              <mrow>
                <mi>L</mi>
              </mrow>
            </munder>
            <mi mathvariant="italic">Pdx</mi>
          </mrow>
          <mo stretchy="false">+</mo>
          <mi mathvariant="italic">Qdy</mi>
        </mrow>
        <mo stretchy="false">=</mo>
        <mrow>
          <munder>
            <mo stretchy="false">∫</mo>
            <mrow>
              <mi>D</mi>
            </mrow>
          </munder>
          <mrow>
            <mo stretchy="false">∫</mo>
            <mrow>
              <mrow>
                <mo stretchy="false">(</mo>
                <mrow>
                  <mrow>
                    <mfrac>
                      <mrow>
                        <mo stretchy="false">δ</mo>
                        <mi>Q</mi>
                      </mrow>
                      <mrow>
                        <mo stretchy="false">δ</mo>
                        <mi>x</mi>
                      </mrow>
                    </mfrac>
                    <mo stretchy="false">−</mo>
                    <mfrac>
                      <mrow>
                        <mo stretchy="false">δ</mo>
                        <mi>P</mi>
                      </mrow>
                      <mrow>
                        <mo stretchy="false">δ</mo>
                        <mi>y</mi>
                      </mrow>
                    </mfrac>
                  </mrow>
                </mrow>
                <mo stretchy="false">)</mo>
              </mrow>
              <mi mathvariant="italic">dxdy</mi>
            </mrow>
          </mrow>
        </mrow>
      </mrow>
    </mrow>
    <annotation encoding="StarMath 5.0">lint from {L} Pdx + Qdy = int from {D} int {({%delta Q} over {%delta x} - {%delta P} over {%delta y}) dxdy}</annotation>
  </semantics>
</math>
</file>

<file path=Object 2/content.xml><?xml version="1.0" encoding="utf-8"?>
<math xmlns="http://www.w3.org/1998/Math/MathML">
  <semantics>
    <mrow>
      <mrow>
        <mi>P</mi>
        <mo stretchy="false">=</mo>
        <mi>P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P = P(x,y,z)</annotation>
  </semantics>
</math>
</file>

<file path=Object 3/content.xml><?xml version="1.0" encoding="utf-8"?>
<math xmlns="http://www.w3.org/1998/Math/MathML">
  <semantics>
    <mrow>
      <mrow>
        <mi>Q</mi>
        <mo stretchy="false">=</mo>
        <mi>Q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Q = Q(x, y, z)</annotation>
  </semantics>
</math>
</file>

<file path=Object 4/content.xml><?xml version="1.0" encoding="utf-8"?>
<math xmlns="http://www.w3.org/1998/Math/MathML">
  <semantics>
    <mrow>
      <mrow>
        <mi>R</mi>
        <mo stretchy="false">=</mo>
        <mi>R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R = R(x,y,z)</annotation>
  </semantics>
</math>
</file>

<file path=Object 5/content.xml><?xml version="1.0" encoding="utf-8"?>
<math xmlns="http://www.w3.org/1998/Math/MathML">
  <semantics>
    <mrow>
      <mrow>
        <mrow>
          <mo stretchy="false">∫</mo>
          <mrow>
            <munder>
              <mo stretchy="false">∫</mo>
              <mrow>
                <mi>V</mi>
              </mrow>
            </munder>
            <mrow>
              <mo stretchy="false">∫</mo>
              <mrow>
                <mrow>
                  <mo stretchy="false">(</mo>
                  <mrow>
                    <mrow>
                      <mrow>
                        <mfrac>
                          <mrow>
                            <mo stretchy="false">δ</mo>
                            <mi>P</mi>
                          </mrow>
                          <mrow>
                            <mo stretchy="false">δ</mo>
                            <mi>x</mi>
                          </mrow>
                        </mfrac>
                        <mo stretchy="false">+</mo>
                        <mfrac>
                          <mrow>
                            <mo stretchy="false">δ</mo>
                            <mi>Q</mi>
                          </mrow>
                          <mrow>
                            <mo stretchy="false">δ</mo>
                            <mi>y</mi>
                          </mrow>
                        </mfrac>
                      </mrow>
                      <mo stretchy="false">+</mo>
                      <mfrac>
                        <mrow>
                          <mo stretchy="false">δ</mo>
                          <mi>R</mi>
                        </mrow>
                        <mrow>
                          <mo stretchy="false">δ</mo>
                          <mi>z</mi>
                        </mrow>
                      </mfrac>
                    </mrow>
                  </mrow>
                  <mo stretchy="false">)</mo>
                </mrow>
                <mi mathvariant="italic">dxdydz</mi>
              </mrow>
            </mrow>
          </mrow>
        </mrow>
        <mo stretchy="false">=</mo>
        <mrow>
          <mrow>
            <mrow>
              <munder>
                <mo stretchy="false">∯</mo>
                <mrow>
                  <mi>s</mi>
                </mrow>
              </munder>
              <mi mathvariant="italic">Pdydz</mi>
            </mrow>
            <mo stretchy="false">+</mo>
            <mi mathvariant="italic">Qdxdz</mi>
          </mrow>
          <mo stretchy="false">+</mo>
          <mi mathvariant="italic">Rdxdy</mi>
        </mrow>
      </mrow>
    </mrow>
    <annotation encoding="StarMath 5.0">int int from {V} int {({%delta P} over {%delta x} + {%delta Q} over {%delta y} + {%delta R} over {%delta z})dxdydz} = llint from {s} Pdydz + Qdxdz + Rdxdy</annotation>
  </semantics>
</math>
</file>

<file path=Object 6/content.xml><?xml version="1.0" encoding="utf-8"?>
<math xmlns="http://www.w3.org/1998/Math/MathML">
  <semantics>
    <mrow>
      <mrow>
        <mi>P</mi>
        <mo stretchy="false">=</mo>
        <mi>P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P = P(x,y,z)</annotation>
  </semantics>
</math>
</file>

<file path=Object 7/content.xml><?xml version="1.0" encoding="utf-8"?>
<math xmlns="http://www.w3.org/1998/Math/MathML">
  <semantics>
    <mrow>
      <mrow>
        <mi>Q</mi>
        <mo stretchy="false">=</mo>
        <mi>Q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Q = Q(x, y, z)</annotation>
  </semantics>
</math>
</file>

<file path=Object 8/content.xml><?xml version="1.0" encoding="utf-8"?>
<math xmlns="http://www.w3.org/1998/Math/MathML">
  <semantics>
    <mrow>
      <mrow>
        <mi>R</mi>
        <mo stretchy="false">=</mo>
        <mi>R</mi>
      </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R = R(x,y,z)</annotation>
  </semantics>
</math>
</file>

<file path=Object 9/content.xml><?xml version="1.0" encoding="utf-8"?>
<math xmlns="http://www.w3.org/1998/Math/MathML">
  <semantics>
    <mrow>
      <mrow>
        <mrow>
          <mrow>
            <mrow>
              <munder>
                <mo stretchy="false">∫</mo>
                <mrow>
                  <mi>L</mi>
                </mrow>
              </munder>
              <mi mathvariant="italic">Pdx</mi>
            </mrow>
            <mo stretchy="false">+</mo>
            <mi mathvariant="italic">Qdy</mi>
          </mrow>
          <mo stretchy="false">+</mo>
          <mi mathvariant="italic">Rdz</mi>
        </mrow>
        <mo stretchy="false">=</mo>
        <mrow>
          <munder>
            <mo stretchy="false">∬</mo>
            <mrow>
              <mi>S</mi>
            </mrow>
          </munder>
          <mrow>
            <mo stretchy="false">(</mo>
            <mrow>
              <mrow>
                <mfrac>
                  <mrow>
                    <mo stretchy="false">δ</mo>
                    <mi>Q</mi>
                  </mrow>
                  <mrow>
                    <mo stretchy="false">δ</mo>
                    <mi>x</mi>
                  </mrow>
                </mfrac>
                <mo stretchy="false">−</mo>
                <mfrac>
                  <mrow>
                    <mo stretchy="false">δ</mo>
                    <mi>P</mi>
                  </mrow>
                  <mrow>
                    <mo stretchy="false">δ</mo>
                    <mi>y</mi>
                  </mrow>
                </mfrac>
              </mrow>
            </mrow>
            <mo stretchy="false">)</mo>
          </mrow>
        </mrow>
      </mrow>
      <mrow>
        <mi mathvariant="italic">dxdy</mi>
        <mo stretchy="false">+</mo>
        <mrow>
          <mo stretchy="false">(</mo>
          <mrow>
            <mrow>
              <mfrac>
                <mrow>
                  <mo stretchy="false">δ</mo>
                  <mi>R</mi>
                </mrow>
                <mrow>
                  <mo stretchy="false">δ</mo>
                  <mi>y</mi>
                </mrow>
              </mfrac>
              <mo stretchy="false">−</mo>
              <mfrac>
                <mrow>
                  <mo stretchy="false">δ</mo>
                  <mi>Q</mi>
                </mrow>
                <mrow>
                  <mo stretchy="false">δ</mo>
                  <mi>z</mi>
                </mrow>
              </mfrac>
            </mrow>
          </mrow>
          <mo stretchy="false">)</mo>
        </mrow>
      </mrow>
      <mrow>
        <mi mathvariant="italic">dydz</mi>
        <mo stretchy="false">+</mo>
        <mrow>
          <mo stretchy="false">(</mo>
          <mrow>
            <mrow>
              <mfrac>
                <mrow>
                  <mo stretchy="false">δ</mo>
                  <mi>P</mi>
                </mrow>
                <mrow>
                  <mo stretchy="false">δ</mo>
                  <mi>z</mi>
                </mrow>
              </mfrac>
              <mo stretchy="false">−</mo>
              <mfrac>
                <mrow>
                  <mo stretchy="false">δ</mo>
                  <mi>R</mi>
                </mrow>
                <mrow>
                  <mo stretchy="false">δ</mo>
                  <mi>x</mi>
                </mrow>
              </mfrac>
            </mrow>
          </mrow>
          <mo stretchy="false">)</mo>
        </mrow>
      </mrow>
      <mi mathvariant="italic">dxdz</mi>
    </mrow>
    <annotation encoding="StarMath 5.0">int from {L} Pdx + Qdy + Rdz = iint from {S} ({%delta Q} over {%delta x} - {%delta P} over {%delta y}) dxdy + ({%delta R} over {%delta y} - {%delta Q} over {%delta z}) dydz + ({%delta P} over {%delta z} - {%delta R} over {%delta x}) dxdz</annotation>
  </semantics>
</math>
</file>